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69293" officeooo:paragraph-rsid="00069293"/>
    </style:style>
    <style:style style:name="P2" style:family="paragraph" style:parent-style-name="Text_20_body">
      <style:text-properties officeooo:rsid="00069293" officeooo:paragraph-rsid="0006c6fc"/>
    </style:style>
    <style:style style:name="P3" style:family="paragraph" style:parent-style-name="Text_20_body">
      <style:text-properties officeooo:rsid="0006bc4a" officeooo:paragraph-rsid="0008c3e0"/>
    </style:style>
    <style:style style:name="P4" style:family="paragraph" style:parent-style-name="Text_20_body">
      <style:text-properties officeooo:rsid="0006bc4a" officeooo:paragraph-rsid="000cd461"/>
    </style:style>
    <style:style style:name="P5" style:family="paragraph" style:parent-style-name="Text_20_body" style:list-style-name="L1">
      <style:text-properties officeooo:rsid="00069293" officeooo:paragraph-rsid="00069293"/>
    </style:style>
    <style:style style:name="P6" style:family="paragraph" style:parent-style-name="Text_20_body" style:list-style-name="L1">
      <style:text-properties officeooo:rsid="000881ca" officeooo:paragraph-rsid="000881ca"/>
    </style:style>
    <style:style style:name="P7" style:family="paragraph" style:parent-style-name="Text_20_body" style:list-style-name="L2">
      <style:text-properties officeooo:paragraph-rsid="00069293"/>
    </style:style>
    <style:style style:name="P8" style:family="paragraph" style:parent-style-name="Text_20_body" style:list-style-name="L2">
      <style:text-properties officeooo:rsid="0006bc4a" officeooo:paragraph-rsid="0006bc4a"/>
    </style:style>
    <style:style style:name="P9" style:family="paragraph" style:parent-style-name="Text_20_body" style:list-style-name="L3">
      <style:text-properties officeooo:paragraph-rsid="000b8fa2"/>
    </style:style>
    <style:style style:name="P10" style:family="paragraph" style:parent-style-name="Text_20_body" style:list-style-name="L3">
      <style:text-properties officeooo:paragraph-rsid="001525b6"/>
    </style:style>
    <style:style style:name="P11" style:family="paragraph" style:parent-style-name="Text_20_body" style:list-style-name="L3">
      <style:text-properties officeooo:rsid="000b8fa2" officeooo:paragraph-rsid="000b8fa2"/>
    </style:style>
    <style:style style:name="P12" style:family="paragraph" style:parent-style-name="Text_20_body" style:list-style-name="L3">
      <style:text-properties officeooo:rsid="0012bd85" officeooo:paragraph-rsid="0012bd85"/>
    </style:style>
    <style:style style:name="P13" style:family="paragraph" style:parent-style-name="Text_20_body" style:list-style-name="L3">
      <style:text-properties officeooo:rsid="0014853a" officeooo:paragraph-rsid="0014853a"/>
    </style:style>
    <style:style style:name="P14" style:family="paragraph" style:parent-style-name="Text_20_body" style:list-style-name="L3">
      <style:text-properties officeooo:rsid="001525b6" officeooo:paragraph-rsid="001525b6"/>
    </style:style>
    <style:style style:name="P15" style:family="paragraph" style:parent-style-name="Text_20_body">
      <style:text-properties officeooo:rsid="0009bbfc" officeooo:paragraph-rsid="0008c3e0"/>
    </style:style>
    <style:style style:name="P16" style:family="paragraph" style:parent-style-name="Text_20_body">
      <style:text-properties officeooo:rsid="0009bbfc" officeooo:paragraph-rsid="001641de"/>
    </style:style>
    <style:style style:name="P17" style:family="paragraph" style:parent-style-name="Text_20_body">
      <style:text-properties officeooo:rsid="0009bbfc" officeooo:paragraph-rsid="0016592a"/>
    </style:style>
    <style:style style:name="P18" style:family="paragraph" style:parent-style-name="Text_20_body" style:list-style-name="L4">
      <style:text-properties officeooo:paragraph-rsid="000cf4ca"/>
    </style:style>
    <style:style style:name="P19" style:family="paragraph" style:parent-style-name="Text_20_body" style:list-style-name="L5">
      <style:text-properties officeooo:paragraph-rsid="001641de"/>
    </style:style>
    <style:style style:name="P20" style:family="paragraph" style:parent-style-name="Heading_20_3">
      <style:text-properties officeooo:rsid="0007b8ad"/>
    </style:style>
    <style:style style:name="P21" style:family="paragraph" style:parent-style-name="Heading_20_3">
      <style:text-properties officeooo:rsid="00069293" officeooo:paragraph-rsid="00069293"/>
    </style:style>
    <style:style style:name="P22" style:family="paragraph" style:parent-style-name="Heading_20_3">
      <style:text-properties officeooo:rsid="0008c3e0"/>
    </style:style>
    <style:style style:name="P23" style:family="paragraph" style:parent-style-name="Heading_20_3">
      <style:text-properties officeooo:rsid="0009bbfc"/>
    </style:style>
    <style:style style:name="P24" style:family="paragraph" style:parent-style-name="Heading_20_1">
      <style:text-properties officeooo:rsid="00069293" officeooo:paragraph-rsid="00069293"/>
    </style:style>
    <style:style style:name="T1" style:family="text">
      <style:text-properties officeooo:rsid="00069293"/>
    </style:style>
    <style:style style:name="T2" style:family="text">
      <style:text-properties officeooo:rsid="0006bc4a"/>
    </style:style>
    <style:style style:name="T3" style:family="text">
      <style:text-properties officeooo:rsid="0006c6fc"/>
    </style:style>
    <style:style style:name="T4" style:family="text">
      <style:text-properties officeooo:rsid="0007b8ad"/>
    </style:style>
    <style:style style:name="T5" style:family="text">
      <style:text-properties officeooo:rsid="000881ca"/>
    </style:style>
    <style:style style:name="T6" style:family="text">
      <style:text-properties officeooo:rsid="0008c3e0"/>
    </style:style>
    <style:style style:name="T7" style:family="text">
      <style:text-properties officeooo:rsid="0009bbfc"/>
    </style:style>
    <style:style style:name="T8" style:family="text">
      <style:text-properties officeooo:rsid="000b8fa2"/>
    </style:style>
    <style:style style:name="T9" style:family="text">
      <style:text-properties officeooo:rsid="000cd461"/>
    </style:style>
    <style:style style:name="T10" style:family="text">
      <style:text-properties officeooo:rsid="000cf4ca"/>
    </style:style>
    <style:style style:name="T11" style:family="text">
      <style:text-properties officeooo:rsid="000ec1c3"/>
    </style:style>
    <style:style style:name="T12" style:family="text">
      <style:text-properties officeooo:rsid="000fde57"/>
    </style:style>
    <style:style style:name="T13" style:family="text">
      <style:text-properties officeooo:rsid="001035c3"/>
    </style:style>
    <style:style style:name="T14" style:family="text">
      <style:text-properties officeooo:rsid="0011ba67"/>
    </style:style>
    <style:style style:name="T15" style:family="text">
      <style:text-properties fo:font-weight="bold" officeooo:rsid="000cf4ca" style:font-weight-asian="bold" style:font-weight-complex="bold"/>
    </style:style>
    <style:style style:name="T16" style:family="text">
      <style:text-properties fo:font-weight="bold" officeooo:rsid="0011ba67" style:font-weight-asian="bold" style:font-weight-complex="bold"/>
    </style:style>
    <style:style style:name="T17" style:family="text">
      <style:text-properties fo:font-weight="bold" officeooo:rsid="001525b6" style:font-weight-asian="bold" style:font-weight-complex="bold"/>
    </style:style>
    <style:style style:name="T18" style:family="text">
      <style:text-properties fo:font-weight="bold" officeooo:rsid="001641de" style:font-weight-asian="bold" style:font-weight-complex="bold"/>
    </style:style>
    <style:style style:name="T19" style:family="text">
      <style:text-properties officeooo:rsid="0012bd85"/>
    </style:style>
    <style:style style:name="T20" style:family="text">
      <style:text-properties officeooo:rsid="001525b6"/>
    </style:style>
    <style:style style:name="T21" style:family="text">
      <style:text-properties officeooo:rsid="001641de"/>
    </style:style>
    <style:style style:name="T22" style:family="text">
      <style:text-properties officeooo:rsid="0016592a"/>
    </style:style>
    <style:style style:name="T23" style:family="text">
      <style:text-properties officeooo:rsid="0017e18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Crash Reporter <text:span text:style-name="T23">Developer Introduction</text:span></text:h>
      <text:p text:style-name="P2"><text:span text:style-name="T3">This document gives an overall introduction to developers who would like to work on developing Crash Reporter. </text:span><text:span text:style-name="T4">This document complements the doxygen documentation, which is better when the developer is already familiar with the general architecture.</text:span></text:p>
      <text:h text:style-name="P20" text:outline-level="3">What is Crash Reporter?</text:h>
      <text:p text:style-name="P1">Crash Reporter is a tool that:</text:p>
      <text:list xml:id="list510561774" text:style-name="L1">
        <text:list-item>
          <text:p text:style-name="P5">Monitors specific directories on the device for appearing crash reports (rich-core dumps)</text:p>
        </text:list-item>
        <text:list-item>
          <text:p text:style-name="P5">Notifies user of application crashes based on the appearing reports</text:p>
        </text:list-item>
        <text:list-item>
          <text:p text:style-name="P5">Gives the user an option to write contact details and a comment on what he/she was doing when the application crashed</text:p>
        </text:list-item>
        <text:list-item>
          <text:p text:style-name="P5">Uploads selected reports to a specific server either immediately or afterwards</text:p>
        </text:list-item>
        <text:list-item>
          <text:p text:style-name="P5">Can work fully automatically and in the background</text:p>
        </text:list-item>
        <text:list-item>
          <text:p text:style-name="P6">Is developed for MeeGo Harmattan using Qt and MeeGo Touch Framework</text:p>
        </text:list-item>
      </text:list>
      <text:h text:style-name="P21" text:outline-level="3">Components <text:span text:style-name="T5">Overview</text:span></text:h>
      <text:p text:style-name="P1">Crash Reporter consists of several autonomous components that mainly communicate with each other using D-Bus. The components are:</text:p>
      <text:list xml:id="list1482228703" text:style-name="L2">
        <text:list-item>
          <text:p text:style-name="P7"><text:span text:style-name="T5">Daemon (</text:span><text:span text:style-name="T1">crash-reporter-daemon</text:span><text:span text:style-name="T5">)</text:span><text:span text:style-name="T1"> </text:span><text:span text:style-name="T2">– file system monitoring etc.</text:span></text:p>
        </text:list-item>
        <text:list-item>
          <text:p text:style-name="P7"><text:span text:style-name="T5">Dialog Server and Dialog Plugins (</text:span><text:span text:style-name="T1">crash-reporter-ui</text:span><text:span text:style-name="T5">)</text:span><text:span text:style-name="T1"> </text:span><text:span text:style-name="T2">– all UIs except for the settings applet</text:span></text:p>
        </text:list-item>
        <text:list-item>
          <text:p text:style-name="P8"><text:span text:style-name="T5">Control Panel Applet (</text:span>Crash Reporter <text:span text:style-name="T5">S</text:span>ettings<text:span text:style-name="T5">)</text:span> – plugin for the control panel application</text:p>
        </text:list-item>
        <text:list-item>
          <text:p text:style-name="P7"><text:span text:style-name="T5">AutoUploader (</text:span><text:span text:style-name="T1">crash-reporter-autouploader</text:span><text:span text:style-name="T5">)</text:span><text:span text:style-name="T1"> –</text:span><text:span text:style-name="T2"> automated and background uploading</text:span></text:p>
        </text:list-item>
        <text:list-item>
          <text:p text:style-name="P8"><text:span text:style-name="T5">Library (</text:span>libcrash-reporter<text:span text:style-name="T5">)</text:span> – common functions library</text:p>
        </text:list-item>
      </text:list>
      <text:h text:style-name="P22" text:outline-level="3">Daemon</text:h>
      <text:p text:style-name="P3"><text:span text:style-name="T6">Daemon (crash-reporter-daemon) is the Crash Reporter background process that gets started soon after device has been booted up. </text:span><text:span text:style-name="T7">To even out boot-up CPU load, daemon will delay start-up process by 30 seconds when it's starting for the first time after boot. </text:span><text:span text:style-name="T8">Once started, daemon will:</text:span></text:p>
      <text:list xml:id="list1957033892" text:style-name="L3">
        <text:list-item>
          <text:p text:style-name="P9"><text:span text:style-name="T8">Monitor known rich-core dump directories for changes, </text:span><text:span text:style-name="T19">if notifications or automatic uploading is enabled</text:span></text:p>
        </text:list-item>
        <text:list-item>
          <text:p text:style-name="P11">Monitor Crash Reporter setting files for certain value changes (that might affect the way daemon should behave)</text:p>
        </text:list-item>
        <text:list-item>
          <text:p text:style-name="P12">Use DBus messages to request any dialogs or autouploader actions</text:p>
        </text:list-item>
        <text:list-item>
          <text:p text:style-name="P12">Request a crash dialog when notifications are enabled, automatic uploading is disabled and there's a new file in the monitored locations</text:p>
        </text:list-item>
        <text:list-item>
          <text:p text:style-name="P13">Trigger automatic uploading when it is enabled and there's a new file in the monitored locations</text:p>
        </text:list-item>
        <text:list-item>
          <text:p text:style-name="P13"><text:soft-page-break/>Request “send selected” dialog if notifications are enabled and there are old dumps/reports present in the monitored locations when daemon is starting</text:p>
        </text:list-item>
        <text:list-item>
          <text:p text:style-name="P10"><text:span text:style-name="T20">Gather </text:span><text:span text:style-name="T17">lifelog</text:span><text:span text:style-name="T20"> data every hour if it is enabled</text:span></text:p>
        </text:list-item>
        <text:list-item>
          <text:p text:style-name="P14">Package lifelog data into a report (lzo-archive that looks like a rich-core dump but isn't) after it has been updated 23 times – This will trigger the usual core dump handling</text:p>
        </text:list-item>
      </text:list>
      <text:h text:style-name="P23" text:outline-level="3">Dialog Server and Plugins</text:h>
      <text:p text:style-name="P15"><text:span text:style-name="T21">Dialog server receives dialog requests via dbus and opens up dialogs implemented as dialog plugins. Previously there could have been only one dialog request at a time but now they are queued so that the user won't miss crashes that happen while another dialog is open. Message box and upload dialogs are of high priority and will always be added to the beginning of the queue. Other dialogs will be added to the end. The dialog plugins are:</text:span></text:p>
      <text:list xml:id="list1413742862" text:style-name="L5">
        <text:list-item>
          <text:p text:style-name="P19"><text:span text:style-name="T18">crashreportnotifydialog</text:span><text:span text:style-name="T21"> – The UI for informing user of new crashes and taking care of asking user for comments and contact info</text:span></text:p>
        </text:list-item>
        <text:list-item>
          <text:p text:style-name="P19"><text:span text:style-name="T18">messageboxdialog</text:span><text:span text:style-name="T21"> – A simple message box</text:span></text:p>
        </text:list-item>
        <text:list-item>
          <text:p text:style-name="P19"><text:span text:style-name="T18">sendalldialog</text:span><text:span text:style-name="T21"> – This dialog is deprecated. It was used for uploading all rich-core dumps found on the system but was replaced by </text:span><text:span text:style-name="T18">sendselecteddialog</text:span></text:p>
        </text:list-item>
        <text:list-item>
          <text:p text:style-name="P19"><text:span text:style-name="T18">sendselecteddialog</text:span><text:span text:style-name="T21"> – Gives the user a selectable list of all reports found on the device. Reports can be either uploaded or deleted.</text:span></text:p>
        </text:list-item>
        <text:list-item>
          <text:p text:style-name="P19"><text:span text:style-name="T18">uploaddialog</text:span><text:span text:style-name="T21"> – Takes care of uploading reports to the coreweb server. Uses functions and classes from </text:span><text:span text:style-name="T18">libcrashreporter</text:span><text:span text:style-name="T21">.</text:span></text:p>
        </text:list-item>
      </text:list>
      <text:h text:style-name="P23" text:outline-level="3">Control Panel Applet</text:h>
      <text:p text:style-name="P16"><text:span text:style-name="T21">Crash Reporter Control Panel Applet is a plugin for duicontrolpanel. It works very much like a standard MeeGo Touch settings applet. Changing the settings in UI will immediately use Crash Reporter's settings classes (in libcrashreporter) to change the values in the config files. From Crash Reporter settings it's also possible to launch sendselected dialog for uploading cores that have been stored on the device.</text:span></text:p>
      <text:h text:style-name="P23" text:outline-level="3">AutoUploader</text:h>
      <text:p text:style-name="P17"><text:span text:style-name="T22">Crash Reporter Auto Uploader is a background service that is activated by dbus and will try to send all found reports on the system without bothering the user too much. AutoUploader uses the uploading functions and classes from libcrashreporter and works very much like the upload dialog plugin. However, AutoUploader will only work with an open or automatic internet access point and will never trigger the connection dialog if one is not available. If notifications are enabled, AutoUploader will show system notifications to inform the user of its actions, else it will remain completely hidden to the user.</text:span></text:p>
      <text:h text:style-name="P23" text:outline-level="3">Library</text:h>
      <text:p text:style-name="P4"><text:span text:style-name="T9">Libcrashreporter includes common classes and functions that used by different components of Crash Reporter. </text:span><text:span text:style-name="T10">The library includes following components:</text:span></text:p>
      <text:list xml:id="list835882835" text:style-name="L4">
        <text:list-item>
          <text:p text:style-name="P18"><text:soft-page-break/><text:span text:style-name="T15">httpclient</text:span><text:span text:style-name="T10"> – Classes for uploading files to coreweb server. Used by AutoUploader and upload dialog plugin.</text:span></text:p>
        </text:list-item>
        <text:list-item>
          <text:p text:style-name="P18"><text:span text:style-name="T16">i</text:span><text:span text:style-name="T15">nfobanner</text:span><text:span text:style-name="T10"> – Convenience sub-class of MBanner for showing simple in-app notifications</text:span></text:p>
        </text:list-item>
        <text:list-item>
          <text:p text:style-name="P18"><text:span text:style-name="T15">notification</text:span><text:span text:style-name="T10"> – Convenience sub-class of MNotification for showing system notifications that appear in notification list on the desktop and can be activated</text:span></text:p>
        </text:list-item>
        <text:list-item>
          <text:p text:style-name="P18"><text:span text:style-name="T15">serviceif</text:span><text:span text:style-name="T10"> – Definitions for Crash Reporter DBus services</text:span></text:p>
        </text:list-item>
        <text:list-item>
          <text:p text:style-name="P18"><text:span text:style-name="T15">settings</text:span><text:span text:style-name="T10"> – Classes for handling (read, write, monitor) Crash Reporter setting files. Default settings are provided by a crash-reporter-settings-* packages and one of them is required for Crash Reporter to function properly. Default settings are stored in /usr/share/crash-reporter-settings </text:span><text:span text:style-name="T11">directory</text:span><text:span text:style-name="T10">. </text:span><text:span text:style-name="T11">There are two files, crash-reporter-privacy.conf </text:span><text:span text:style-name="T12">and crash-reporter.conf. The former is used for all the settings that can be changed in the settings applet. </text:span><text:span text:style-name="T13">The</text:span><text:span text:style-name="T12"> /usr/share </text:span><text:span text:style-name="T13">location</text:span><text:span text:style-name="T12"> is only used for </text:span><text:span text:style-name="T13">a</text:span><text:span text:style-name="T12"> copy of </text:span><text:span text:style-name="T13">the</text:span><text:span text:style-name="T12"> default file. </text:span><text:span text:style-name="T13">Before it is used in any way it is always copied to the user's home directory (/home/user/.config/crash-reporter-settings) where it can be edited. Crash-reporter.conf file is used for general settings that are not meant to be edited by the user, such as coreweb server information and logging settings.</text:span></text:p>
        </text:list-item>
        <text:list-item>
          <text:p text:style-name="P18"><text:span text:style-name="T16">u</text:span><text:span text:style-name="T15">tils</text:span><text:span text:style-name="T10"> –</text:span><text:span text:style-name="T14"> common methods for rich-core file handling et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imo Gratseff</meta:initial-creator>
    <meta:creation-date>2011-07-27T16:34:44</meta:creation-date>
    <dc:date>2011-08-31T17:12:37</dc:date>
    <dc:creator>Raimo Gratseff</dc:creator>
    <meta:editing-duration>PT432H12M31S</meta:editing-duration>
    <meta:editing-cycles>3</meta:editing-cycles>
    <meta:generator>OpenOffice.org/3.2$Linux OpenOffice.org_project/320m19$Build-9505</meta:generator>
    <meta:document-statistic meta:table-count="0" meta:image-count="0" meta:object-count="0" meta:page-count="3" meta:paragraph-count="46" meta:word-count="952" meta:character-count="6067"/>
  </office:meta>
</office:document-meta>
</file>